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fo:background-color="#ffff00" style:font-weight-asian="normal" style:font-weight-complex="normal"/>
    </style:style>
    <style:style style:name="P6" style:family="paragraph" style:parent-style-name="Standard" style:list-style-name="L2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.529cm" style:auto-text-indent="false"/>
    </style:style>
    <style:style style:name="P8" style:family="paragraph" style:parent-style-name="Standard">
      <style:paragraph-properties fo:margin-left="0cm" fo:margin-right="0cm" fo:text-indent="0.529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2" style:family="paragraph" style:list-style-name="L2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entes:<text:tab/> <text:tab/><text:tab/><text:tab/>RA:</text:p>
      <text:p text:style-name="Standard"><text:tab/>Giovane Bonifácio<text:tab/><text:tab/><text:tab/>67445</text:p>
      <text:p text:style-name="Standard"><text:tab/>Lúcio Massao<text:tab/><text:tab/><text:tab/><text:tab/>65135</text:p>
      <text:p text:style-name="Standard"/>
      <text:p text:style-name="P1">Passo-a-passo:</text:p>
      <text:p text:style-name="P7"/>
      <text:p text:style-name="P9"/>
      <text:p text:style-name="P10">Conceitos de Orientação a Objetos:</text:p>
      <text:list xml:id="list1105642975" text:style-name="L1">
        <text:list-item>
          <text:p text:style-name="P5"><text:span text:style-name="T1">Encapsulamento:</text:span></text:p>
          <text:list>
            <text:list-item>
              <text:p text:style-name="P3"><text:s text:c="2"/>Equipe é uma classe encapsulada. Só é possível acessar elas através da instância do objeto;</text:p>
              <text:p text:style-name="P3"/>
            </text:list-item>
          </text:list>
        </text:list-item>
        <text:list-item>
          <text:p text:style-name="P5"><text:span text:style-name="T1">Herança</text:span>:</text:p>
          <text:list>
            <text:list-item>
              <text:p text:style-name="P3"><text:s text:c="2"/>Protagonista é uma classe com herança. Ela herda os métodos e atributos da classe Personagem;</text:p>
              <text:p text:style-name="P3"/>
            </text:list-item>
          </text:list>
        </text:list-item>
        <text:list-item>
          <text:p text:style-name="P5"><text:span text:style-name="T1">Polimorfismo</text:span>:</text:p>
          <text:list>
            <text:list-item>
              <text:p text:style-name="P3"><text:s text:c="2"/>Métodos abstratos da classe abstrata Personagem é polimorfismo. Onde ela possui os métodos, porém por ter seus métodos abstratos, as classes para qual ela será base, terão de implementar as classes para poder instanciar objetos.</text:p>
            </text:list-item>
          </text:list>
        </text:list-item>
      </text:list>
      <text:p text:style-name="P2"/>
      <text:p text:style-name="P1"/>
      <text:p text:style-name="P11">Decisões de projeto:</text:p>
      <text:list xml:id="list520395949" text:style-name="L2">
        <text:list-item>
          <text:p text:style-name="P6">Classe controladora: </text:p>
          <text:list>
            <text:list-item>
              <text:p text:style-name="P4">Acoes;</text:p>
            </text:list-item>
            <text:list-item>
              <text:p text:style-name="P4">Main;</text:p>
            </text:list-item>
            <text:list-item>
              <text:p text:style-name="P4">Rotinas.</text:p>
            </text:list-item>
          </text:list>
        </text:list-item>
      </text:list>
      <text:p text:style-name="P2"/>
      <text:list xml:id="list274745642" text:continue-numbering="true" text:style-name="L2">
        <text:list-item>
          <text:p text:style-name="P6">Classes de interação com o usuário (menus de opções): </text:p>
          <text:list>
            <text:list-item>
              <text:p text:style-name="P4">TelaInicial;</text:p>
            </text:list-item>
            <text:list-item>
              <text:p text:style-name="P4">TelaSelecaoPersonagens;</text:p>
            </text:list-item>
            <text:list-item>
              <text:p text:style-name="P4">TelaCombate.</text:p>
              <text:p text:style-name="P4"/>
            </text:list-item>
          </text:list>
        </text:list-item>
        <text:list-item>
          <text:p text:style-name="P6">Classes concretas (descendentes de Protagonista e Antagonista): </text:p>
          <text:list>
            <text:list-item>
              <text:p text:style-name="P4">Mago;</text:p>
            </text:list-item>
            <text:list-item>
              <text:p text:style-name="P4">Guerreiro;</text:p>
            </text:list-item>
            <text:list-item>
              <text:p text:style-name="P4">Paladino.</text:p>
              <text:p text:style-name="P4"/>
            </text:list-item>
          </text:list>
        </text:list-item>
        <text:list-item>
          <text:p text:style-name="P6">Organização das classes em pacotes: </text:p>
          <text:list>
            <text:list-item>
              <text:p>Dividido em(Model, View e Control):</text:p>
              <text:list>
                <text:list-item>
                  <text:p text:style-name="P4"><text:s/>Model:</text:p>
                  <text:list>
                    <text:list-item>
                      <text:p text:style-name="P4">Antagonista;</text:p>
                    </text:list-item>
                    <text:list-item>
                      <text:p text:style-name="P4">Equipe;</text:p>
                    </text:list-item>
                    <text:list-item>
                      <text:p text:style-name="P4">Guerreiro;</text:p>
                    </text:list-item>
                    <text:list-item>
                      <text:p text:style-name="P4">Mago;</text:p>
                    </text:list-item>
                    <text:list-item>
                      <text:p text:style-name="P4">Paladino;</text:p>
                    </text:list-item>
                    <text:list-item>
                      <text:p text:style-name="P4">Personagem;</text:p>
                    </text:list-item>
                    <text:list-item>
                      <text:p text:style-name="P4">Protagonista.</text:p>
                    </text:list-item>
                  </text:list>
                  <text:p text:style-name="P4"/>
                </text:list-item>
                <text:list-item>
                  <text:p text:style-name="P4">View:</text:p>
                  <text:list>
                    <text:list-item>
                      <text:p text:style-name="P4">TelaSelecaoPersonagens;</text:p>
                    </text:list-item>
                    <text:list-item>
                      <text:p text:style-name="P4">TelaCombate.</text:p>
                    </text:list-item>
                  </text:list>
                  <text:p text:style-name="P4"/>
                </text:list-item>
                <text:list-item>
                  <text:p text:style-name="P4">Control:</text:p>
                  <text:list>
                    <text:list-item>
                      <text:p text:style-name="P4">Acoes;</text:p>
                    </text:list-item>
                    <text:list-item>
                      <text:p text:style-name="P4">Main;</text:p>
                    </text:list-item>
                    <text:list-item>
                      <text:p text:style-name="P4">Rotinas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4-11-22T16:18:22</meta:creation-date>
    <dc:date>2014-11-22T16:48:17</dc:date>
    <dc:creator>Guest </dc:creator>
    <meta:editing-duration>PT14M54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41" meta:word-count="174" meta:character-count="1066" meta:non-whitespace-character-count="946"/>
  </office:meta>
</office:document-meta>
</file>